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.0555in" fo:margin-bottom="0.0555in" loext:contextual-spacing="false"/>
    </style:style>
    <style:style style:name="P2" style:family="paragraph" style:parent-style-name="Standard" style:master-page-name="Standard">
      <style:paragraph-properties fo:margin-top="0.0555in" fo:margin-bottom="0.0555in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at: Aplikacja dla pisarzy</text:p>
      <text:p text:style-name="P1"/>
      <text:p text:style-name="P1">Opis aplikacji:</text:p>
      <text:p text:style-name="P1">Aplikacja ma umożliwić użytkownikowi tworzenie tekstu w przeglądarce, a także powinna udostępniać podstawowe statystyki na temat tekstu takie jak: ilość znaków i ilość słów.</text:p>
      <text:p text:style-name="P1"/>
      <text:p text:style-name="P1">Dodatkowo aplikacja ma posiadać funkcjonalność zapisywania dotychczasowego.</text:p>
      <text:p text:style-name="P1"/>
      <text:p text:style-name="P1"/>
      <text:p text:style-name="P1">Lista funkcjonalności:</text:p>
      <text:p text:style-name="P1">1. Pole tekstowe z możliwością wygodnego wprowadzania długiego tekstu</text:p>
      <text:p text:style-name="P1"><text:tab/>* wykorzystamy do tego pole textarea</text:p>
      <text:p text:style-name="P1"><text:tab/>* na to pole powinniśmy przeznaczyć większą cześć interfejsu użytkownika</text:p>
      <text:p text:style-name="P1"><text:tab/>* krój pisma: szeryfowy, font size - 12/13 - do sprawdzenia, odstęp między liniami - ok. 1.4 - 1.5 - do sprawdzenia</text:p>
      <text:p text:style-name="P1"/>
      <text:p text:style-name="P1">2. Panel ze statystykami:</text:p>
      <text:p text:style-name="P1"><text:tab/>* może być gdzieś na dole, nie musi przyciągać mocno wzroku</text:p>
      <text:p text:style-name="P1"><text:tab/>* możemy użyć jakiś nierażaszczych kolorów</text:p>
      <text:p text:style-name="P1"><text:tab/>* ma nie przeszkadzać</text:p>
      <text:p text:style-name="P1"><text:tab/>* kluczowe jest tu, żeby statystyki generowały się na bieżąco</text:p>
      <text:p text:style-name="P1"/>
      <text:p text:style-name="P1">3. Zapisywania dotychczasowego tekstu:</text:p>
      <text:p text:style-name="P1"><text:tab/>* żeby po zamknięciu przeglądarki i otwarciu jej ponownie, tekst został przywrócony</text:p>
      <text:p text:style-name="P1"><text:tab/>* bardzo ważne jest, aby odciążyć użytkownika i żeby aplikacja co pewien czas sama zapisywała aktualny stan pracy</text:p>
      <text:p text:style-name="P1"><text:tab/>* powinien być przycisk zapisywania, aby użytkownik mógł też samodzielnie zapisać</text:p>
      <text:p text:style-name="P1"><text:tab/>* bardzo ważne jest, aby była gdzieś informacja o dacie ostatniego zapisu</text:p>
      <text:p text:style-name="P1"><text:soft-page-break/><text:tab/>* przy zapisie powinien pojawić się jakiś delikatny komunikat o tym, że zapisano</text:p>
      <text:p text:style-name="P1"/>
      <text:p text:style-name="P1">4. Przycisk: Zacznij od nowa:</text:p>
      <text:p text:style-name="P1"><text:tab/>* wyczyszczenie pola tekstowego i wyczyszczenie pamięci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left="-0.0209in" fo:margin-right="0in" fo:margin-top="0.0555in" fo:margin-bottom="0.0555in" loext:contextual-spacing="false" fo:line-height="115%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4862in" fo:margin-bottom="0.0835in" loext:contextual-spacing="false" fo:line-height="100%" fo:text-align="center" style:justify-single-word="false" fo:keep-together="always" fo:text-indent="0in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text-align="center" style:justify-single-word="false" fo:keep-together="always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2" meta:word-count="203" meta:character-count="1378" meta:non-whitespace-character-count="1184"/>
    <meta:generator>LibreOfficeDev/5.1.0.3$Linux_X86_64 LibreOffice_project/</meta:generator>
  </office:meta>
</office:document-meta>
</file>